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6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4.9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6:00:37.502651494</dc:date>
    <meta:editing-duration>PT2M48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756cm" svg:y="0.379cm" svg:width="14.831cm" svg:height="7.794cm"/>
          <chart:axis chart:dimension="x" chart:name="primary-x" chart:style-name="ch3" chartooo:axis-type="auto">
            <chart:categories table:cell-range-address="local-table.$A$2:.$A$1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